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8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2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0ace58" fo:background-color="transparent" style:font-size-asian="12pt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9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d0fe7" style:text-blinking="false" fo:background-color="transparent" style:font-size-asian="12pt" style:font-size-complex="12pt"/>
    </style:style>
    <style:style style:name="P3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3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cbe71" fo:background-color="transparent" style:font-size-asian="12pt" style:font-size-complex="12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4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4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48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5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5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57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6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6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6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67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68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71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2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3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72527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 style:font-size-asian="12pt" style:font-size-complex="12pt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3" style:family="text">
      <style:text-properties officeooo:rsid="0007fc53"/>
    </style:style>
    <style:style style:name="T4" style:family="text">
      <style:text-properties officeooo:rsid="000847a5"/>
    </style:style>
    <style:style style:name="T5" style:family="text">
      <style:text-properties officeooo:rsid="00100217"/>
    </style:style>
    <style:style style:name="T6" style:family="text">
      <style:text-properties officeooo:rsid="0008d6e8"/>
    </style:style>
    <style:style style:name="T7" style:family="text">
      <style:text-properties officeooo:rsid="000ace58"/>
    </style:style>
    <style:style style:name="T8" style:family="text">
      <style:text-properties officeooo:rsid="000cbe71"/>
    </style:style>
    <style:style style:name="T9" style:family="text">
      <style:text-properties officeooo:rsid="000eb539"/>
    </style:style>
    <style:style style:name="T10" style:family="text">
      <style:text-properties officeooo:rsid="0011a03f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xml:id="list1372606953"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el sistema valida los datos</text:p>
              </text:list-item>
              <text:list-item>
                <text:p text:style-name="P5">alta prestatario</text:p>
              </text:list-item>
              <text:list-item>
                <text:p text:style-name="P6">actualizar tabl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7">Información para los pasos:</text:p>
            <text:p text:style-name="P8"><text:span text:style-name="T2">4.</text:span>nombre<text:span text:style-name="T2">,</text:span>apellido<text:span text:style-name="T2">,</text:span>dni<text:span text:style-name="T2">,</text:span>direccion<text:span text:style-name="T2">,</text:span>telefono<text:span text:style-name="T2">,</text:span>email<text:span text:style-name="T2">,fecha_alta,estado_empleo,ocupacion,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line-break/></text:p>
      <text:p text:style-name="P10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1">Sistema: sistema de prestamos</text:p>
          </table:table-cell>
          <table:table-cell table:style-name="Table2.A1" table:number-columns-spanned="4" office:value-type="string">
            <text:p text:style-name="P11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2"/>
          </table:table-cell>
        </table:table-row>
        <table:table-row>
          <table:table-cell table:style-name="Table2.A1" table:number-columns-spanned="3" office:value-type="string">
            <text:p text:style-name="P11">Nombre caso de uso: <text:span text:style-name="T3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1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">Actor: usuario</text:p>
          </table:table-cell>
          <table:covered-table-cell/>
          <table:table-cell table:style-name="Table2.A1" table:number-columns-spanned="4" office:value-type="string">
            <text:p text:style-name="P1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Descripción:</text:p>
            <text:p text:style-name="P11"><text:span text:style-name="T4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re-condiciones:</text:p>
            <text:p text:style-name="P11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ost-condiciones: </text:p>
            <text:p text:style-name="P11">se da de <text:span text:style-name="T5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1">Pasos realizados  (ruta principal):</text:p>
            <text:list text:style-name="L2">
              <text:list-item>
                <text:p text:style-name="P13">apartado prestatario</text:p>
              </text:list-item>
              <text:list-item>
                <text:p text:style-name="P13">presionar <text:span text:style-name="T3">listar</text:span> prestatario</text:p>
              </text:list-item>
              <text:list-item>
                <text:p text:style-name="P13">sistema muestra <text:span text:style-name="T3">listado de prestatarios</text:span></text:p>
              </text:list-item>
              <text:list-item>
                <text:p text:style-name="P14">presionar botón baja de un prestatario</text:p>
              </text:list-item>
              <text:list-item>
                <text:p text:style-name="P14">baja prestatario</text:p>
              </text:list-item>
              <text:list-item>
                <text:p text:style-name="P15"><text:span text:style-name="T3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6">Información para los pasos:</text:p>
            <text:p text:style-name="P8"><text:span text:style-name="T2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19">Sistema: sistema de prestamos</text:p>
          </table:table-cell>
          <table:table-cell table:style-name="Table3.A1" table:number-columns-spanned="4" office:value-type="string">
            <text:p text:style-name="P19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0"/>
          </table:table-cell>
        </table:table-row>
        <table:table-row>
          <table:table-cell table:style-name="Table3.A1" table:number-columns-spanned="3" office:value-type="string">
            <text:p text:style-name="P19">Nombre caso de uso: <text:span text:style-name="T6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19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9">Actor: usuario</text:p>
          </table:table-cell>
          <table:covered-table-cell/>
          <table:table-cell table:style-name="Table3.A1" table:number-columns-spanned="4" office:value-type="string">
            <text:p text:style-name="P1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Descripción:</text:p>
            <text:p text:style-name="P19"><text:span text:style-name="T6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Pre-condiciones:</text:p>
            <text:p text:style-name="P1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Post-condiciones: </text:p>
            <text:p text:style-name="P19">se <text:span text:style-name="T5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19">Pasos realizados  (ruta principal):</text:p>
            <text:list text:style-name="L3">
              <text:list-item>
                <text:p text:style-name="P21">apartado prestatario</text:p>
              </text:list-item>
              <text:list-item>
                <text:p text:style-name="P21">presionar <text:span text:style-name="T3">listar</text:span> prestatario</text:p>
              </text:list-item>
              <text:list-item>
                <text:p text:style-name="P21">sistema muestra <text:span text:style-name="T3">listado de prestatarios</text:span></text:p>
              </text:list-item>
              <text:list-item>
                <text:p text:style-name="P22">presionar botón <text:span text:style-name="T6">modificar</text:span> de un prestatario</text:p>
              </text:list-item>
              <text:list-item>
                <text:p text:style-name="P23">recuperar datos del prestatario</text:p>
              </text:list-item>
              <text:list-item>
                <text:p text:style-name="P24">mostrar formulario de modificación <text:span text:style-name="T7">con los datos</text:span></text:p>
              </text:list-item>
              <text:list-item>
                <text:p text:style-name="P24"><text:span text:style-name="T7">modificar</text:span> formulario</text:p>
              </text:list-item>
              <text:list-item>
                <text:p text:style-name="P24">confirmar formulario</text:p>
              </text:list-item>
              <text:list-item>
                <text:p text:style-name="P24">modificar <text:span text:style-name="T7">prestatario</text:span></text:p>
              </text:list-item>
              <text:list-item>
                <text:p text:style-name="P25"><text:span text:style-name="T3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26">Información para los pasos:</text:p>
            <text:p text:style-name="P27"><text:span text:style-name="T2">8.nombre,apellido,dni,direccion,telefono,email,fecha_alta,estado_empleo,ocupacion,ingreso_anual</text:span>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1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line-break/></text:p>
      <text:p text:style-name="P29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0">Sistema: sistema de prestamos</text:p>
          </table:table-cell>
          <table:table-cell table:style-name="Table4.A1" table:number-columns-spanned="4" office:value-type="string">
            <text:p text:style-name="P30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table-cell table:style-name="Table4.A1" table:number-columns-spanned="3" office:value-type="string">
            <text:p text:style-name="P30">Nombre caso de uso: <text:span text:style-name="T8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0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0">Actor: usuario</text:p>
          </table:table-cell>
          <table:covered-table-cell/>
          <table:table-cell table:style-name="Table4.A1" table:number-columns-spanned="4" office:value-type="string">
            <text:p text:style-name="P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0">Descripción:</text:p>
            <text:p text:style-name="P32"><text:span text:style-name="T8">listar prestatario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0">Pre-condiciones:</text:p>
            <text:p text:style-name="P3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0">Post-condiciones: </text:p>
            <text:p text:style-name="P30">se <text:span text:style-name="T5">muestra lista de </text:span>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0">Pasos realizados  (ruta principal):</text:p>
            <text:list text:style-name="L4">
              <text:list-item>
                <text:p text:style-name="P33">apartado prestatario</text:p>
              </text:list-item>
              <text:list-item>
                <text:p text:style-name="P33">presionar <text:span text:style-name="T3">listar</text:span> prestatario <text:span text:style-name="T8">por id</text:span></text:p>
              </text:list-item>
              <text:list-item>
                <text:p text:style-name="P34">mostrar formulario</text:p>
              </text:list-item>
              <text:list-item>
                <text:p text:style-name="P34">ingresar id</text:p>
              </text:list-item>
              <text:list-item>
                <text:p text:style-name="P35">confirmar formulario</text:p>
              </text:list-item>
              <text:list-item>
                <text:p text:style-name="P34">recuperar listado de prestatario que coincida</text:p>
              </text:list-item>
              <text:list-item>
                <text:p text:style-name="P34">recuperar de tabla de prestatario</text:p>
              </text:list-item>
              <text:list-item>
                <text:p text:style-name="P3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36">Información para los pasos:</text:p>
            <text:p text:style-name="P37"><text:span text:style-name="T2">4. id</text:span>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3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40">Sistema: sistema de prestamos</text:p>
          </table:table-cell>
          <table:table-cell table:style-name="Table5.A1" table:number-columns-spanned="4" office:value-type="string">
            <text:p text:style-name="P4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41"/>
          </table:table-cell>
        </table:table-row>
        <table:table-row>
          <table:table-cell table:style-name="Table5.A1" table:number-columns-spanned="3" office:value-type="string">
            <text:p text:style-name="P40">Nombre caso de uso: <text:span text:style-name="T8">listar prestatario por </text:span><text:span text:style-name="T9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4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40">Actor: usuario</text:p>
          </table:table-cell>
          <table:covered-table-cell/>
          <table:table-cell table:style-name="Table5.A1" table:number-columns-spanned="4" office:value-type="string">
            <text:p text:style-name="P4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0">Descripción:</text:p>
            <text:p text:style-name="P40"><text:span text:style-name="T8">listar prestatario por </text:span><text:span text:style-name="T9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0">Pre-condiciones:</text:p>
            <text:p text:style-name="P4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0">Post-condiciones: </text:p>
            <text:p text:style-name="P40">se <text:span text:style-name="T5">muestra lista de</text:span> 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40">Pasos realizados  (ruta principal):</text:p>
            <text:list text:style-name="L5">
              <text:list-item>
                <text:p text:style-name="P42">apartado prestatario</text:p>
              </text:list-item>
              <text:list-item>
                <text:p text:style-name="P42">presionar <text:span text:style-name="T3">listar</text:span> prestatario <text:span text:style-name="T8">por </text:span><text:span text:style-name="T10">dni</text:span></text:p>
              </text:list-item>
              <text:list-item>
                <text:p text:style-name="P43">mostrar formulario</text:p>
              </text:list-item>
              <text:list-item>
                <text:p text:style-name="P43">ingresar <text:span text:style-name="T9">dni</text:span></text:p>
              </text:list-item>
              <text:list-item>
                <text:p text:style-name="P44">confirmar formulario</text:p>
              </text:list-item>
              <text:list-item>
                <text:p text:style-name="P43">recuperar listado de prestatario que coincida</text:p>
              </text:list-item>
              <text:list-item>
                <text:p text:style-name="P43">recuperar de tabla de prestatario</text:p>
              </text:list-item>
              <text:list-item>
                <text:p text:style-name="P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45">Información para los pasos:</text:p>
            <text:p text:style-name="P46"><text:span text:style-name="T2">4. </text:span><text:span text:style-name="T11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4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8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49">Sistema: sistema de prestamos</text:p>
          </table:table-cell>
          <table:table-cell table:style-name="Table6.A1" table:number-columns-spanned="4" office:value-type="string">
            <text:p text:style-name="P49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50"/>
          </table:table-cell>
        </table:table-row>
        <table:table-row>
          <table:table-cell table:style-name="Table6.A1" table:number-columns-spanned="3" office:value-type="string">
            <text:p text:style-name="P49">Nombre caso de uso: <text:span text:style-name="T8">listar prestatario por </text:span><text:span text:style-name="T5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49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49">Actor: usuario</text:p>
          </table:table-cell>
          <table:covered-table-cell/>
          <table:table-cell table:style-name="Table6.A1" table:number-columns-spanned="4" office:value-type="string">
            <text:p text:style-name="P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49">Descripción:</text:p>
            <text:p text:style-name="P49"><text:span text:style-name="T8">listar prestatario por </text:span><text:span text:style-name="T5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49">Pre-condiciones:</text:p>
            <text:p text:style-name="P4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49">Post-condiciones: </text:p>
            <text:p text:style-name="P49">se <text:span text:style-name="T5">muestra lista de</text:span> 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49">Pasos realizados  (ruta principal):</text:p>
            <text:list text:style-name="L6">
              <text:list-item>
                <text:p text:style-name="P51">apartado prestatario</text:p>
              </text:list-item>
              <text:list-item>
                <text:p text:style-name="P51">presionar <text:span text:style-name="T3">listar</text:span> prestatario <text:span text:style-name="T8">por </text:span><text:span text:style-name="T10">nombre y apellido</text:span></text:p>
              </text:list-item>
              <text:list-item>
                <text:p text:style-name="P52">mostrar formulario</text:p>
              </text:list-item>
              <text:list-item>
                <text:p text:style-name="P52">ingresar <text:span text:style-name="T5">nombre y apellido</text:span></text:p>
              </text:list-item>
              <text:list-item>
                <text:p text:style-name="P53">confirmar formulario</text:p>
              </text:list-item>
              <text:list-item>
                <text:p text:style-name="P52">recuperar listado de prestatario que coincida</text:p>
              </text:list-item>
              <text:list-item>
                <text:p text:style-name="P52">recuperar de tabla de prestatario</text:p>
              </text:list-item>
              <text:list-item>
                <text:p text:style-name="P5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54">Información para los pasos:</text:p>
            <text:p text:style-name="P55"><text:span text:style-name="T2">4. </text:span><text:span text:style-name="T12">nombre,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ext:p text:style-name="P57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58">Sistema: sistema de prestamos</text:p>
          </table:table-cell>
          <table:table-cell table:style-name="Table7.A1" table:number-columns-spanned="4" office:value-type="string">
            <text:p text:style-name="P58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59"/>
          </table:table-cell>
        </table:table-row>
        <table:table-row>
          <table:table-cell table:style-name="Table7.A1" table:number-columns-spanned="3" office:value-type="string">
            <text:p text:style-name="P58">Nombre caso de uso: <text:span text:style-name="T8">listar prestatario por </text:span><text:span text:style-name="T10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58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58">Actor: usuario</text:p>
          </table:table-cell>
          <table:covered-table-cell/>
          <table:table-cell table:style-name="Table7.A1" table:number-columns-spanned="4" office:value-type="string">
            <text:p text:style-name="P5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58">Descripción:</text:p>
            <text:p text:style-name="P58"><text:span text:style-name="T8">listar prestatario por </text:span><text:span text:style-name="T10">pre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58">Pre-condiciones:</text:p>
            <text:p text:style-name="P5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58">Post-condiciones: </text:p>
            <text:p text:style-name="P58">se <text:span text:style-name="T5">muestra lista de</text:span> 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p text:style-name="P58">Pasos realizados  (ruta principal):</text:p>
            <text:list text:style-name="L7">
              <text:list-item>
                <text:p text:style-name="P60">apartado prestatario</text:p>
              </text:list-item>
              <text:list-item>
                <text:p text:style-name="P60">presionar <text:span text:style-name="T3">listar</text:span> prestatario <text:span text:style-name="T8">por </text:span><text:span text:style-name="T10">préstamo</text:span></text:p>
              </text:list-item>
              <text:list-item>
                <text:p text:style-name="P61">recuperar listado de prestamos</text:p>
              </text:list-item>
              <text:list-item>
                <text:p text:style-name="P61">recuperar de tabla prestamos</text:p>
              </text:list-item>
              <text:list-item>
                <text:p text:style-name="P62">mostrar <text:span text:style-name="T10">listado de prestamos</text:span></text:p>
              </text:list-item>
              <text:list-item>
                <text:p text:style-name="P61">seleccionar un préstamo</text:p>
              </text:list-item>
              <text:list-item>
                <text:p text:style-name="P63">confirmar <text:span text:style-name="T10">selección</text:span></text:p>
              </text:list-item>
              <text:list-item>
                <text:p text:style-name="P62">recuperar listado de prestatario que coincida</text:p>
              </text:list-item>
              <text:list-item>
                <text:p text:style-name="P62">recuperar de tabla de prestatario</text:p>
              </text:list-item>
              <text:list-item>
                <text:p text:style-name="P6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64">Información para los pasos:</text:p>
            <text:p text:style-name="P65"><text:span text:style-name="T2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5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p text:style-name="P67">Garante</text:p>
      <text:p text:style-name="P68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69">Sistema: sistema de prestamos</text:p>
          </table:table-cell>
          <table:table-cell table:style-name="Table8.A1" table:number-columns-spanned="4" office:value-type="string">
            <text:p text:style-name="P69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70"/>
          </table:table-cell>
        </table:table-row>
        <table:table-row>
          <table:table-cell table:style-name="Table8.A1" table:number-columns-spanned="3" office:value-type="string">
            <text:p text:style-name="P69">Nombre caso de uso: alta prestatario</text:p>
          </table:table-cell>
          <table:covered-table-cell/>
          <table:covered-table-cell/>
          <table:table-cell table:style-name="Table8.A1" table:number-columns-spanned="3" office:value-type="string">
            <text:p text:style-name="P69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69">Actor: usuario</text:p>
          </table:table-cell>
          <table:covered-table-cell/>
          <table:table-cell table:style-name="Table8.A1" table:number-columns-spanned="4" office:value-type="string">
            <text:p text:style-name="P6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69">Descripción:</text:p>
            <text:p text:style-name="P69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69">Pre-condiciones:</text:p>
            <text:p text:style-name="P6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69">Post-condiciones: </text:p>
            <text:p text:style-name="P69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69">Pasos realizados  (ruta principal):</text:p>
            <text:list text:continue-list="list1372606953" text:style-name="L1">
              <text:list-item>
                <text:p text:style-name="P71">apartado prestatario</text:p>
              </text:list-item>
              <text:list-item>
                <text:p text:style-name="P71">presionar alta prestatario</text:p>
              </text:list-item>
              <text:list-item>
                <text:p text:style-name="P71">sistema muestra el formulario</text:p>
              </text:list-item>
              <text:list-item>
                <text:p text:style-name="P71">completar formulario</text:p>
              </text:list-item>
              <text:list-item>
                <text:p text:style-name="P71">confirmar formulario</text:p>
              </text:list-item>
              <text:list-item>
                <text:p text:style-name="P71">el sistema valida los datos</text:p>
              </text:list-item>
              <text:list-item>
                <text:p text:style-name="P72">alta prestatario</text:p>
              </text:list-item>
              <text:list-item>
                <text:p text:style-name="P73">actualizar tabla prestatario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74">Información para los pasos:</text:p>
            <text:p text:style-name="P75"><text:span text:style-name="T2">4.</text:span>nombre<text:span text:style-name="T2">,</text:span>apellido<text:span text:style-name="T2">,</text:span>dni<text:span text:style-name="T2">,</text:span>direccion<text:span text:style-name="T2">,</text:span>telefono<text:span text:style-name="T2">,</text:span>email<text:span text:style-name="T2">,fecha_alta,estado_empleo,ocupacion,ingreso_anual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6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04T15:18:32.800311139</dc:date>
    <meta:editing-duration>PT30M53S</meta:editing-duration>
    <meta:editing-cycles>14</meta:editing-cycles>
    <meta:generator>LibreOffice/25.2.3.2$Linux_X86_64 LibreOffice_project/520$Build-2</meta:generator>
    <meta:document-statistic meta:table-count="8" meta:image-count="0" meta:object-count="0" meta:page-count="8" meta:paragraph-count="196" meta:word-count="657" meta:character-count="4941" meta:non-whitespace-character-count="4501"/>
  </office:meta>
</office:document-meta>
</file>